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size="28pt" officeooo:rsid="001e6acb" officeooo:paragraph-rsid="001e6acb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fo:font-size="15pt" officeooo:rsid="001e6acb" officeooo:paragraph-rsid="001e6acb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22pt" officeooo:rsid="000f64a9" officeooo:paragraph-rsid="001e6acb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fo:font-size="11pt" officeooo:rsid="001e6acb" officeooo:paragraph-rsid="001e6acb" style:font-size-asian="11pt" style:font-size-complex="11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use-window-font-color="true" loext:opacity="0%" fo:font-size="11pt" officeooo:rsid="001e6acb" style:font-size-asian="11pt" style:font-size-complex="11pt"/>
    </style:style>
    <style:style style:name="T3" style:family="text">
      <style:text-properties style:use-window-font-color="true" loext:opacity="0%" fo:font-size="11pt" style:font-size-asian="11pt" style:font-size-complex="11pt"/>
    </style:style>
    <style:style style:name="T4" style:family="text">
      <style:text-properties style:use-window-font-color="true" loext:opacity="0%" fo:font-size="28pt" officeooo:rsid="000dd961" style:font-size-asian="28pt" style:font-size-complex="28pt"/>
    </style:style>
    <style:style style:name="T5" style:family="text">
      <style:text-properties style:use-window-font-color="true" loext:opacity="0%" fo:font-size="28pt" officeooo:rsid="001e6acb" style:font-size-asian="28pt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ell Latitude 3300</text:span></text:p>
      <text:p text:style-name="P2">Battery ✅</text:p>
      <text:p text:style-name="P3"><text:span text:style-name="T2">8</text:span><text:span text:style-name="T3">GB RAM </text:span></text:p>
      <text:p text:style-name="P4">​</text:p>
      <text:p text:style-name="P3"><text:span text:style-name="T4">i</text:span><text:span text:style-name="T5">5</text:span><text:span text:style-name="T4">-</text:span><text:span text:style-name="T5">10310U</text:span><text:span text:style-name="T2">1.70GHz</text:span></text:p>
      <text:p text:style-name="P4">Bios Unlocke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1.7402in" style:num-format="1" style:print-orientation="landscape" fo:margin-top="0in" fo:margin-bottom="0in" fo:margin-left="0in" fo:margin-right="0in" fo:border="0.06pt solid #000000" fo:padding-top="0.1in" fo:padding-bottom="0in" fo:padding-left="0.1in" fo:padding-right="0.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20:30.511714600</meta:creation-date>
    <meta:print-date>2025-10-09T14:05:35.876489700</meta:print-date>
    <dc:date>2025-10-09T14:07:01.716768700</dc:date>
    <meta:editing-duration>P6DT18H33M10S</meta:editing-duration>
    <meta:editing-cycles>4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6" meta:word-count="10" meta:character-count="65" meta:non-whitespace-character-count="58"/>
  </office:meta>
</office:document-meta>
</file>